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UriHolder.validateLexical( String v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UriHolder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ri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Uri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UriHolder.compute_text( NamespaceManager ns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UriHolder.equal_to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riHolder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riHolder.JavaUri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